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9.8mm"/>
    </style:style>
    <style:style style:name="co4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 style:data-style-name="N61"/>
    <style:style style:name="ce8" style:family="table-cell" style:parent-style-name="Default" style:data-style-name="N110"/>
    <style:style style:name="ce10" style:family="table-cell" style:parent-style-name="Default">
      <style:text-properties style:use-window-font-color="true"/>
    </style:style>
    <style:style style:name="ce11" style:family="table-cell" style:parent-style-name="Default" style:data-style-name="N114"/>
    <style:style style:name="ce9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bosomen</text:p>
          </table:table-cell>
          <table:table-cell office:value-type="float" office:value="200000" calcext:value-type="float">
            <text:p>200.000</text:p>
          </table:table-cell>
          <table:table-cell table:number-columns-repeated="2"/>
          <table:table-cell office:value-type="string" calcext:value-type="string">
            <text:p>Durchschn. ORF-Länge (transkriptomgewichtet)</text:p>
          </table:table-cell>
          <table:table-cell office:value-type="float" office:value="1171.52" calcext:value-type="float">
            <text:p>1171,52</text:p>
          </table:table-cell>
          <table:table-cell office:value-type="string" calcext:value-type="string">
            <text:p>nt</text:p>
          </table:table-cell>
        </table:table-row>
        <table:table-row table:style-name="ro1">
          <table:table-cell office:value-type="string" calcext:value-type="string">
            <text:p>gebunden</text:p>
          </table:table-cell>
          <table:table-cell table:style-name="ce2" office:value-type="percentage" office:value="0.84" calcext:value-type="percentage">
            <text:p>84%</text:p>
          </table:table-cell>
          <table:table-cell table:number-columns-repeated="2"/>
          <table:table-cell office:value-type="string" calcext:value-type="string">
            <text:p>Durchschn. Protein-Länge (transkriptomgewichtet)</text:p>
          </table:table-cell>
          <table:table-cell table:style-name="ce9" table:formula="of:=[.F2]/3" office:value-type="float" office:value="390.506666666667" calcext:value-type="float">
            <text:p>390,5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freie Ribosomen</text:p>
          </table:table-cell>
          <table:table-cell table:formula="of:=[.B2]*(1-[.B3])" office:value-type="float" office:value="32000" calcext:value-type="float">
            <text:p>32.0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/>
          <table:table-cell/>
        </table:table-row>
        <table:table-row table:style-name="ro1">
          <table:table-cell/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Time-resolved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mean P_i</text:p>
          </table:table-cell>
          <table:table-cell table:style-name="ce3" table:formula="of:=0.210472/[.B11]" office:value-type="float" office:value="0.00000350786666666667" calcext:value-type="float">
            <text:p>3,51E-06</text:p>
          </table:table-cell>
          <table:table-cell table:style-name="ce3" office:value-type="float" office:value="0.000002213" calcext:value-type="float">
            <text:p>2,21E-06</text:p>
          </table:table-cell>
          <table:table-cell office:value-type="string" calcext:value-type="string">
            <text:p>S^-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Anzahl geb. Ribos (Schnappschuss)</text:p>
          </table:table-cell>
          <table:table-cell table:style-name="ce1" table:formula="of:=[.B2]*[.B3]" office:value-type="float" office:value="168000" calcext:value-type="float">
            <text:p>168.000</text:p>
          </table:table-cell>
          <table:table-cell/>
        </table:table-row>
        <table:table-row table:style-name="ro1">
          <table:table-cell office:value-type="string" calcext:value-type="string">
            <text:p>Initiationen pro Transcript pro Sekunde</text:p>
          </table:table-cell>
          <table:table-cell table:style-name="ce8" table:formula="of:=[.B4]*[.B7]" office:value-type="float" office:value="0.112251733333333" calcext:value-type="float">
            <text:p>0,112</text:p>
          </table:table-cell>
          <table:table-cell table:style-name="ce11" table:formula="of:=[.B4]*[.C7]" office:value-type="float" office:value="0.070816" calcext:value-type="float">
            <text:p>0,0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Geschwindigke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a/s</text:p>
          </table:table-cell>
        </table:table-row>
        <table:table-row table:style-name="ro1">
          <table:table-cell office:value-type="string" calcext:value-type="string">
            <text:p>Anzahl Transcripte pro Zelle</text:p>
          </table:table-cell>
          <table:table-cell office:value-type="float" office:value="60000" calcext:value-type="float">
            <text:p>60.000</text:p>
          </table:table-cell>
          <table:table-cell table:style-name="ce1" office:value-type="float" office:value="39315" calcext:value-type="float">
            <text:p>39.31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Peptidbindungsrate pro Zelle</text:p>
          </table:table-cell>
          <table:table-cell table:style-name="ce1" table:formula="of:=[.F8]*[.F10]" office:value-type="float" office:value="1344000" calcext:value-type="float">
            <text:p>1.344.000</text:p>
          </table:table-cell>
          <table:table-cell office:value-type="string" calcext:value-type="string">
            <text:p>aa/s</text:p>
          </table:table-cell>
        </table:table-row>
        <table:table-row table:style-name="ro1">
          <table:table-cell office:value-type="string" calcext:value-type="string">
            <text:p>Initiationen pro Zelle pro Sekunde</text:p>
          </table:table-cell>
          <table:table-cell table:formula="of:=[.B9]*[.B11]" office:value-type="float" office:value="6735.104" calcext:value-type="float">
            <text:p>6.735</text:p>
          </table:table-cell>
          <table:table-cell table:style-name="ce1" table:formula="of:=[.C9]*[.C11]" office:value-type="float" office:value="2784.13104" calcext:value-type="float">
            <text:p>2.784</text:p>
          </table:table-cell>
          <table:table-cell table:number-columns-repeated="4"/>
        </table:table-row>
        <table:table-row table:style-name="ro1">
          <table:table-cell/>
          <table:table-cell table:style-name="ce10"/>
          <table:table-cell table:number-columns-repeated="2"/>
          <table:table-cell office:value-type="string" calcext:value-type="string">
            <text:p>Peptidbindungsrate pro Zelle</text:p>
          </table:table-cell>
          <table:table-cell table:style-name="ce1" table:formula="of:=[.F12]*3600" office:value-type="float" office:value="4838400000" calcext:value-type="float">
            <text:p>4.838.400.000</text:p>
          </table:table-cell>
          <table:table-cell office:value-type="string" calcext:value-type="string">
            <text:p>aa/h</text:p>
          </table:table-cell>
        </table:table-row>
        <table:table-row table:style-name="ro1">
          <table:table-cell office:value-type="string" calcext:value-type="string">
            <text:p>Proteine pro Stunde</text:p>
          </table:table-cell>
          <table:table-cell table:formula="of:=[.B13]*3600" office:value-type="float" office:value="24246374.4" calcext:value-type="float">
            <text:p>24.246.374</text:p>
          </table:table-cell>
          <table:table-cell table:style-name="ce1" table:formula="of:=[.C13]*3600" office:value-type="float" office:value="10022871.744" calcext:value-type="float">
            <text:p>10.022.87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Proteinsynthese pro Zelle</text:p>
          </table:table-cell>
          <table:table-cell table:style-name="ce1" table:formula="of:=[.$F$14]/[.$F$3]" office:value-type="float" office:value="12390057.3613767" calcext:value-type="float">
            <text:p>12.390.057</text:p>
          </table:table-cell>
          <table:table-cell office:value-type="string" calcext:value-type="string">
            <text:p>/h</text:p>
          </table:table-cell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0" loext:min-decimal-places="0" number:min-integer-digits="1"/>
      <number:text>%</number:text>
    </number:percentage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.00.0000</text:date>, <text:time style:data-style-name="N2" text:time-value="13:53:59.0004225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0:34:45.296603590</meta:creation-date>
    <dc:date>2019-03-26T15:29:56.143225140</dc:date>
    <meta:editing-duration>PT1H8M28S</meta:editing-duration>
    <meta:editing-cycles>8</meta:editing-cycles>
    <meta:generator>LibreOffice/6.0.7.3$Linux_X86_64 LibreOffice_project/00m0$Build-3</meta:generator>
    <meta:document-statistic meta:table-count="1" meta:cell-count="44" meta:object-count="0"/>
  </office:meta>
</office:document-meta>
</file>